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paragraph-rsid="00100eca"/>
    </style:style>
    <style:style style:name="P2" style:family="paragraph" style:parent-style-name="Text_20_body" style:list-style-name="L1"/>
    <style:style style:name="P3" style:family="paragraph" style:parent-style-name="Text_20_body">
      <style:text-properties fo:font-weight="bold" officeooo:paragraph-rsid="00100eca" style:font-weight-asian="bold" style:font-weight-complex="bold"/>
    </style:style>
    <style:style style:name="P4" style:family="paragraph" style:parent-style-name="Text_20_body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00eca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/>
      <text:h text:style-name="P1" text:outline-level="3">• Clarify the sampling technique: How exactly were tweets selected? How was data saturation determined?</text:h>
      <text:p text:style-name="Text_20_body"><text:span text:style-name="T2">Data was collected from Twitter using the open-source tool </text:span><text:span text:style-name="Strong_20_Emphasis"><text:span text:style-name="Source_20_Text"><text:span text:style-name="T2">ntscraper</text:span></text:span></text:span><text:span text:style-name="T2">, which scrapes publicly available tweets based on specified keywords and hashtags.<text:line-break/></text:span><text:span text:style-name="T3">I</text:span><text:span text:style-name="T2"> searched for tweets containing the phrase </text:span><text:span text:style-name="Strong_20_Emphasis"><text:span text:style-name="T2">"Delete Bolt App"</text:span></text:span><text:span text:style-name="T2"> and the hashtag </text:span><text:span text:style-name="Strong_20_Emphasis"><text:span text:style-name="T2">#DeleteBoltApp</text:span></text:span><text:span text:style-name="T2">, without restricting by location, between </text:span><text:span text:style-name="Strong_20_Emphasis"><text:span text:style-name="T2">June 2023 and October 2023</text:span></text:span><text:span text:style-name="T2">.<text:line-break/>All tweets retrieved contained the tweet content, date posted, link, media attachments, and limited metadata (e.g., whether it was a retweet or a reply).</text:span></text:p>
      <text:p text:style-name="Text_20_body"><text:span text:style-name="T2">Tweets were sampled continuously until </text:span><text:span text:style-name="Strong_20_Emphasis"><text:span text:style-name="T2">data saturation</text:span></text:span><text:span text:style-name="T2"> was observed — meaning new tweets no longer introduced unique or significantly different opinions regarding the "Delete Bolt" movement.<text:line-break/>In total, </text:span><text:span text:style-name="T3">100</text:span><text:span text:style-name="T2"> tweets were collected, providing a diverse and representative set of user perspectives.</text:span></text:p>
      <text:p text:style-name="P3">• Include how ethical approval was obtained — especially for scraping and analyzing tweets (even though tweets are public, ethical guidelines still apply).</text:p>
      <text:p text:style-name="P4">Although tweets are publicly visible, ethical research standards were carefully maintained:</text:p>
      <text:list text:style-name="L1">
        <text:list-item>
          <text:p text:style-name="P2"><text:span text:style-name="T2">Only </text:span><text:span text:style-name="Strong_20_Emphasis"><text:span text:style-name="T2">public tweets</text:span></text:span><text:span text:style-name="T2"> were collected; private or protected tweets were excluded.</text:span></text:p>
        </text:list-item>
        <text:list-item>
          <text:p text:style-name="P2"><text:span text:style-name="Strong_20_Emphasis"><text:span text:style-name="T2">No personal identifiers</text:span></text:span><text:span text:style-name="T2"> (e.g., </text:span><text:span text:style-name="T3">actual </text:span><text:span text:style-name="T2">names or profile </text:span><text:span text:style-name="T3">pictures</text:span><text:span text:style-name="T2">) were analyzed or published.</text:span></text:p>
        </text:list-item>
        <text:list-item>
          <text:p text:style-name="P2"><text:span text:style-name="T2">The data was used in </text:span><text:span text:style-name="Strong_20_Emphasis"><text:span text:style-name="T2">aggregated form</text:span></text:span><text:span text:style-name="T2"> to avoid identifying individual users.</text:span></text:p>
        </text:list-item>
        <text:list-item>
          <text:p text:style-name="P2"><text:span text:style-name="T2">The scraping process respected </text:span><text:span text:style-name="Strong_20_Emphasis"><text:span text:style-name="T2">Twitter’s Terms of Service</text:span></text:span><text:span text:style-name="T2"> and </text:span><text:span text:style-name="Strong_20_Emphasis"><text:span text:style-name="T2">Developer Policy</text:span></text:span><text:span text:style-name="T2"> as interpreted under academic fair use for research.</text:span></text:p>
        </text:list-item>
      </text:list>
      <text:p text:style-name="Text_20_body"><text:span text:style-name="T3">T</text:span><text:span text:style-name="T2">his study adhered to the </text:span><text:span text:style-name="Strong_20_Emphasis"><text:span text:style-name="T2">Association of Internet Researchers (AoIR) guidelines (2019)</text:span></text:span><text:span text:style-name="T2"> for ethical internet research, ensuring respect for user privacy, data minimization, and non-harmful reporting.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7T16:14:24.377315409</meta:creation-date>
    <dc:date>2025-04-27T16:18:45.736094484</dc:date>
    <meta:editing-duration>PT4M26S</meta:editing-duration>
    <meta:editing-cycles>1</meta:editing-cycles>
    <meta:document-statistic meta:table-count="0" meta:image-count="0" meta:object-count="0" meta:page-count="1" meta:paragraph-count="10" meta:word-count="242" meta:character-count="1686" meta:non-whitespace-character-count="1456"/>
    <meta:generator>LibreOffice/24.2.7.2$Linux_X86_64 LibreOffice_project/420$Build-2</meta:generator>
  </office:meta>
</office:document-meta>
</file>